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 style:list-style-name="L1">
      <style:paragraph-properties fo:margin-top="0cm" fo:margin-bottom="0.499cm" style:contextual-spacing="false"/>
      <style:text-properties officeooo:paragraph-rsid="00129a62"/>
    </style:style>
    <style:style style:name="P3" style:family="paragraph" style:parent-style-name="Preformatted_20_Text" style:list-style-name="L3">
      <style:paragraph-properties fo:margin-top="0cm" fo:margin-bottom="0.499cm" style:contextual-spacing="false"/>
    </style:style>
    <style:style style:name="P4" style:family="paragraph" style:parent-style-name="Standard">
      <style:text-properties style:font-name="Liberation Serif" fo:font-size="12pt" style:font-size-asian="12pt" style:font-size-complex="12pt"/>
    </style:style>
    <style:style style:name="P5" style:family="paragraph" style:parent-style-name="Text_20_body" style:list-style-name="L4"/>
    <style:style style:name="T1" style:family="text">
      <style:text-properties officeooo:rsid="00129a6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29a62" style:font-weight-asian="bold" style:font-weight-complex="bold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officeooo:rsid="00129a62" style:font-size-asian="11pt" style:font-weight-asian="bold" style:font-size-complex="11pt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29a62" style:font-size-asian="12pt" style:font-size-complex="12pt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29a62" style:font-size-asian="12pt" style:font-weight-asian="bold" style:font-size-complex="12pt" style:font-weight-complex="bold"/>
    </style:style>
    <style:style style:name="T10" style:family="text">
      <style:text-properties style:font-name="Liberation Serif" fo:font-size="12pt" style:font-size-asian="12pt" style:font-size-complex="12pt"/>
    </style:style>
    <style:style style:name="T11" style:family="text">
      <style:text-properties style:font-name="Liberation Serif" fo:font-size="12pt" officeooo:rsid="00129a62" style:font-size-asian="12pt" style:font-size-complex="12pt"/>
    </style:style>
    <style:style style:name="T12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bold" officeooo:rsid="00129a62" style:font-size-asian="12pt" style:font-weight-asian="bold" style:font-size-complex="12pt" style:font-weight-complex="bold"/>
    </style:style>
    <style:style style:name="T14" style:family="text">
      <style:text-properties style:font-name="Liberation Serif" fo:font-size="15pt" officeooo:rsid="00129a62" style:font-size-asian="13.1000003814697pt" style:font-size-complex="15pt"/>
    </style:style>
    <style:style style:name="T15" style:family="text">
      <style:text-properties fo:color="#2a6099" loext:opacity="100%" style:font-name="Liberation Serif" fo:font-size="12pt" style:font-size-asian="12pt" style:font-size-complex="12pt"/>
    </style:style>
    <style:style style:name="T16" style:family="text">
      <style:text-properties fo:color="#2a6099" loext:opacity="100%" style:font-name="Liberation Serif" fo:font-size="15pt" officeooo:rsid="00129a62" style:font-size-asian="13.1000003814697pt" style:font-size-complex="15pt"/>
    </style:style>
    <style:style style:name="T17" style:family="text">
      <style:text-properties fo:color="#2a6099" loext:opacity="100%" style:font-name="Liberation Serif" fo:font-size="15pt" style:text-underline-style="solid" style:text-underline-width="auto" style:text-underline-color="font-color" officeooo:rsid="00129a62" style:font-size-asian="13.1000003814697pt" style:font-size-complex="15pt"/>
    </style:style>
    <style:style style:name="T18" style:family="text">
      <style:text-properties fo:color="#2a6099" loext:opacity="100%" style:font-name="Liberation Serif" fo:font-size="15pt" fo:font-style="italic" style:text-underline-style="solid" style:text-underline-width="auto" style:text-underline-color="font-color" officeooo:rsid="00129a62" style:font-size-asian="13.1000003814697pt" style:font-style-asian="italic" style:font-size-complex="15pt" style:font-style-complex="italic"/>
    </style:style>
    <style:style style:name="T19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0"><text:s text:c="46"/></text:span></text:span><text:span text:style-name="Strong_20_Emphasis"><text:span text:style-name="T15"><text:s/></text:span></text:span><text:span text:style-name="Strong_20_Emphasis"><text:span text:style-name="T18">Shell Scripting Assignment</text:span></text:span></text:p>
      <text:p text:style-name="Text_20_body"><text:span text:style-name="Strong_20_Emphasis"><text:span text:style-name="T10"/></text:span></text:p>
      <text:p text:style-name="Text_20_body"><text:span text:style-name="Strong_20_Emphasis"><text:span text:style-name="T10">Creat</text:span></text:span><text:span text:style-name="Strong_20_Emphasis"><text:span text:style-name="T11">ing</text:span></text:span><text:span text:style-name="Strong_20_Emphasis"><text:span text:style-name="T10"> a new shell script file</text:span></text:span><text:span text:style-name="T10">:</text:span></text:p>
      <text:list xml:id="list139330790" text:style-name="L1">
        <text:list-item>
          <text:p text:style-name="P2"><text:span text:style-name="Source_20_Text"><text:span text:style-name="T10">touch update_conf.sh</text:span></text:span></text:p>
          <text:p text:style-name="P2"><text:span text:style-name="Strong_20_Emphasis"><text:span text:style-name="T10">Open</text:span></text:span><text:span text:style-name="Strong_20_Emphasis"><text:span text:style-name="T11">ing</text:span></text:span><text:span text:style-name="Strong_20_Emphasis"><text:span text:style-name="T10"> the file in a text editor</text:span></text:span><text:span text:style-name="T10">:</text:span></text:p>
        </text:list-item>
      </text:list>
      <text:p text:style-name="P1"><text:span text:style-name="Source_20_Text"><text:span text:style-name="T10"><text:s text:c="6"/>nano update_conf.sh</text:span></text:span></text:p>
      <text:p text:style-name="P1"><text:span text:style-name="Source_20_Text"><text:span text:style-name="T12">Add</text:span></text:span><text:span text:style-name="Source_20_Text"><text:span text:style-name="T13">ing </text:span></text:span><text:span text:style-name="Source_20_Text"><text:span text:style-name="T12">the following code to the script file:</text:span></text:span></text:p>
      <text:p text:style-name="P4">#!/bin/bash</text:p>
      <text:p text:style-name="P4"/>
      <text:p text:style-name="P4"># Function to validate input options (case insensitive)</text:p>
      <text:p text:style-name="P4">validate_input() {</text:p>
      <text:p text:style-name="P4"><text:s text:c="4"/>local input="$1"</text:p>
      <text:p text:style-name="P4"><text:s text:c="4"/>local options="$2"</text:p>
      <text:p text:style-name="P4"><text:s text:c="4"/>input=$(echo "$input" | tr '[:upper:]' '[:lower:]') <text:s/># Convert input to lowercase</text:p>
      <text:p text:style-name="P4"><text:s text:c="4"/>for option in $options; do</text:p>
      <text:p text:style-name="P4"><text:s text:c="8"/>option=$(echo "$option" | tr '[:upper:]' '[:lower:]') <text:s/># Convert option to lowercase</text:p>
      <text:p text:style-name="P4"><text:s text:c="8"/>if [[ "$input" == "$option" ]]; then</text:p>
      <text:p text:style-name="P4"><text:s text:c="12"/>return 0</text:p>
      <text:p text:style-name="P4"><text:s text:c="8"/>fi</text:p>
      <text:p text:style-name="P4"><text:s text:c="4"/>done</text:p>
      <text:p text:style-name="P4"><text:s text:c="4"/>return 1</text:p>
      <text:p text:style-name="P4">}</text:p>
      <text:p text:style-name="P4"/>
      <text:p text:style-name="P4"># Function to update the conf file</text:p>
      <text:p text:style-name="P4">update_conf() {</text:p>
      <text:p text:style-name="P4"><text:s text:c="4"/>local component="$1"</text:p>
      <text:p text:style-name="P4"><text:s text:c="4"/>local scale="$2"</text:p>
      <text:p text:style-name="P4"><text:s text:c="4"/>local view="$3"</text:p>
      <text:p text:style-name="P4"><text:s text:c="4"/>local count="$4"</text:p>
      <text:p text:style-name="P4"/>
      <text:p text:style-name="P4"><text:s text:c="4"/>local filename="sig.conf"</text:p>
      <text:p text:style-name="P4"><text:s text:c="4"/>local temp_file="temp.conf"</text:p>
      <text:p text:style-name="P4"/>
      <text:p text:style-name="P4"><text:s text:c="4"/># Interpret view input</text:p>
      <text:p text:style-name="P4"><text:s text:c="4"/>if [[ "$view" == "auction" ]]; then</text:p>
      <text:p text:style-name="P4"><text:s text:c="8"/>view="vdopiasample"</text:p>
      <text:p text:style-name="P4"><text:s text:c="4"/>elif [[ "$view" == "bid" ]]; then</text:p>
      <text:p text:style-name="P4"><text:s text:c="8"/>view="vdopiasample-bid"</text:p>
      <text:p text:style-name="P4"><text:s text:c="4"/>fi</text:p>
      <text:p text:style-name="P4"/>
      <text:p text:style-name="P4"># Constructing the line to be replaced</text:p>
      <text:p text:style-name="P4"><text:s text:c="4"/>local line="$view ; $scale ; $component ; ETL ; vdopia-etl= $count"</text:p>
      <text:p text:style-name="P4"/>
      <text:p text:style-name="P4"><text:s text:c="4"/># Debugging statement to show the line being appended</text:p>
      <text:p text:style-name="P4"><text:s text:c="4"/>echo "Appending line: $line to $filename"</text:p>
      <text:p text:style-name="P4"/>
      <text:p text:style-name="P4"><text:soft-page-break/><text:s text:c="4"/># Append the line to the conf file</text:p>
      <text:p text:style-name="P4"><text:s text:c="4"/>echo "$line" &gt; "$filename"</text:p>
      <text:p text:style-name="P4"/>
      <text:p text:style-name="P4"><text:s text:c="4"/>echo "Updated $filename with the following line:"</text:p>
      <text:p text:style-name="P4"><text:s text:c="4"/>echo "$line"</text:p>
      <text:p text:style-name="P4">}</text:p>
      <text:p text:style-name="P4"/>
      <text:p text:style-name="P4"># Main script starts here</text:p>
      <text:p text:style-name="P4"/>
      <text:p text:style-name="P4"># Ask for user input</text:p>
      <text:p text:style-name="P4">read -p "Enter Component Name [INGESTOR/JOINER/WRANGLER/VALIDATOR]: " component</text:p>
      <text:p text:style-name="P4">until validate_input "$component" "INGESTOR JOINER WRANGLER VALIDATOR"; do</text:p>
      <text:p text:style-name="P4"><text:s text:c="4"/>read -p "Invalid input. Enter Component Name [INGESTOR/JOINER/WRANGLER/VALIDATOR]: " component</text:p>
      <text:p text:style-name="P4">done</text:p>
      <text:p text:style-name="P4"/>
      <text:p text:style-name="P4">read -p "Enter Scale [MID/HIGH/LOW]: " scale</text:p>
      <text:p text:style-name="P4">until validate_input "$scale" "MID HIGH LOW"; do</text:p>
      <text:p text:style-name="P4"><text:s text:c="4"/>read -p "Invalid input. Enter Scale [MID/HIGH/LOW]: " scale</text:p>
      <text:p text:style-name="P4">done</text:p>
      <text:p text:style-name="P4"/>
      <text:p text:style-name="P4">read -p "Enter View [Auction/Bid]: " view</text:p>
      <text:p text:style-name="P4">until validate_input "$view" "Auction Bid"; do</text:p>
      <text:p text:style-name="P4"><text:s text:c="4"/>read -p "Invalid input. Enter View [Auction/Bid]: " view</text:p>
      <text:p text:style-name="P4">done</text:p>
      <text:p text:style-name="P4">read -p "Enter Count [single digit number]: " count</text:p>
      <text:p text:style-name="P4">until [[ "$count" =~ ^[0-9]$ ]]; do</text:p>
      <text:p text:style-name="P4"><text:s text:c="4"/>read -p "Invalid input. Enter Count [single digit number]: " count</text:p>
      <text:p text:style-name="P4">done</text:p>
      <text:p text:style-name="P4"/>
      <text:p text:style-name="P4"># Call the function to update the conf file</text:p>
      <text:p text:style-name="P4">update_conf "$component" "$scale" "$view" "$count"</text:p>
      <text:p text:style-name="P4"/>
      <text:p text:style-name="P4"/>
      <text:p text:style-name="Text_20_body"><text:span text:style-name="Strong_20_Emphasis"><text:span text:style-name="T10">Mak</text:span></text:span><text:span text:style-name="Strong_20_Emphasis"><text:span text:style-name="T11">ing</text:span></text:span><text:span text:style-name="Strong_20_Emphasis"><text:span text:style-name="T10"> the script executable</text:span></text:span><text:span text:style-name="T10">:</text:span></text:p>
      <text:list xml:id="list1472425788" text:style-name="L3">
        <text:list-item>
          <text:p text:style-name="P3"><text:span text:style-name="Source_20_Text"><text:span text:style-name="T10">chmod +x update_conf.sh</text:span></text:span></text:p>
        </text:list-item>
      </text:list>
      <text:list xml:id="list842251410" text:style-name="L4">
        <text:list-item>
          <text:p text:style-name="P5"><text:span text:style-name="Strong_20_Emphasis"><text:span text:style-name="T10">Run</text:span></text:span><text:span text:style-name="Strong_20_Emphasis"><text:span text:style-name="T11">ning</text:span></text:span><text:span text:style-name="Strong_20_Emphasis"><text:span text:style-name="T10"> the script</text:span></text:span><text:span text:style-name="T10">:</text:span></text:p>
        </text:list-item>
      </text:list>
      <text:p text:style-name="P1"><text:span text:style-name="Source_20_Text"><text:span text:style-name="T10">./update_conf.sh</text:span></text:span></text:p>
      <text:p text:style-name="P4">hii@hii-ThinkPad-T460:~$ ./update_conf.sh</text:p>
      <text:p text:style-name="P4">Enter Component Name [INGESTOR/JOINER/WRANGLER/VALIDATOR]: joiner</text:p>
      <text:p text:style-name="P4">Enter Scale [MID/HIGH/LOW]: high</text:p>
      <text:p text:style-name="P4">Enter View [Auction/Bid]: bid</text:p>
      <text:p text:style-name="P4">Enter Count [single digit number]: 8</text:p>
      <text:p text:style-name="P4">Appending line: vdopiasample-bid ; high ; joiner ; ETL ; vdopia-etl= 8 to sig.conf</text:p>
      <text:p text:style-name="P4">Updated sig.conf with the following line:</text:p>
      <text:p text:style-name="P4">vdopiasample-bid ; high ; joiner ; ETL ; vdopia-etl= 8</text:p>
      <text:p text:style-name="P4">hii@hii-ThinkPad-T460:~$ cat sig.conf</text:p>
      <text:p text:style-name="P4">vdopiasample-bid ; high ; joiner ; ETL ; vdopia-etl= 8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7T18:26:35.234113406</meta:creation-date>
    <dc:date>2024-02-27T18:40:04.639329665</dc:date>
    <meta:editing-duration>PT13M30S</meta:editing-duration>
    <meta:editing-cycles>1</meta:editing-cycles>
    <meta:document-statistic meta:table-count="0" meta:image-count="0" meta:object-count="0" meta:page-count="2" meta:paragraph-count="77" meta:word-count="386" meta:character-count="2790" meta:non-whitespace-character-count="2270"/>
    <meta:generator>LibreOffice/7.3.7.2$Linux_X86_64 LibreOffice_project/30$Build-2</meta:generator>
  </office:meta>
</office:document-meta>
</file>